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D9D9D9" style:cell-protect="protected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D9D9D9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9D9D9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4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7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9" style:family="table-cell" style:parent-style-name="Default" style:data-style-name="N3"/>
    <style:style style:name="ce20" style:family="table-cell" style:parent-style-name="Default" style:data-style-name="N38">
      <style:table-cell-properties style:vertical-align="middle" fo:background-color="#FFFFFF" style:cell-protect="none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#D9D9D9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#D9D9D9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1.60513888888889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9.38388888888889cm" style:use-optimal-column-width="true"/>
    </style:style>
    <style:style style:name="co4" style:family="table-column">
      <style:table-column-properties fo:break-before="auto" style:column-width="7.90222222222222cm" style:use-optimal-column-width="true"/>
    </style:style>
    <style:style style:name="co5" style:family="table-column">
      <style:table-column-properties fo:break-before="auto" style:column-width="5.20347222222222cm" style:use-optimal-column-width="true"/>
    </style:style>
    <style:style style:name="co6" style:family="table-column">
      <style:table-column-properties fo:break-before="auto" style:column-width="2.45180555555556cm" style:use-optimal-column-width="true"/>
    </style:style>
    <style:style style:name="co7" style:family="table-column">
      <style:table-column-properties fo:break-before="auto" style:column-width="2.32833333333333cm" style:use-optimal-column-width="true"/>
    </style:style>
    <style:style style:name="co8" style:family="table-column">
      <style:table-column-properties fo:break-before="auto" style:column-width="3.43958333333333cm" style:use-optimal-column-width="true"/>
    </style:style>
    <style:style style:name="co9" style:family="table-column">
      <style:table-column-properties fo:break-before="auto" style:column-width="3.28083333333333cm"/>
    </style:style>
    <style:style style:name="co10" style:family="table-column">
      <style:table-column-properties fo:break-before="auto" style:column-width="8.74888888888889cm" style:use-optimal-column-width="true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6.82625cm" style:use-optimal-column-width="true"/>
    </style:style>
    <style:style style:name="co13" style:family="table-column">
      <style:table-column-properties fo:break-before="auto" style:column-width="8.99583333333333cm" style:use-optimal-column-width="true"/>
    </style:style>
    <style:style style:name="co14" style:family="table-column">
      <style:table-column-properties fo:break-before="auto" style:column-width="5.87375cm" style:use-optimal-column-width="true"/>
    </style:style>
    <style:style style:name="co15" style:family="table-column">
      <style:table-column-properties fo:break-before="auto" style:column-width="5.62680555555556cm"/>
    </style:style>
    <style:style style:name="co16" style:family="table-column">
      <style:table-column-properties fo:break-before="auto" style:column-width="4.78013888888889cm"/>
    </style:style>
    <style:style style:name="co17" style:family="table-column">
      <style:table-column-properties fo:break-before="auto" style:column-width="5.87375cm"/>
    </style:style>
    <style:style style:name="co18" style:family="table-column">
      <style:table-column-properties fo:break-before="auto" style:column-width="5.09763888888889cm"/>
    </style:style>
    <style:style style:name="co19" style:family="table-column">
      <style:table-column-properties fo:break-before="auto" style:column-width="11.58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42pt" style:use-optimal-row-height="false" fo:break-before="auto"/>
    </style:style>
    <style:style style:name="ro3" style:family="table-row">
      <style:table-row-properties style:row-height="48.65pt" style:use-optimal-row-height="false" fo:break-before="auto"/>
    </style:style>
    <style:style style:name="ro4" style:family="table-row">
      <style:table-row-properties style:row-height="31pt" style:use-optimal-row-height="true" fo:break-before="auto"/>
    </style:style>
    <style:style style:name="ro5" style:family="table-row">
      <style:table-row-properties style:row-height="15.6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7]));ISBLANK([.E7])))" style:apply-style-name="cf9" style:base-cell-address="Data_Sheet.E7"/>
      <style:map style:condition="of:is-true-formula(AND(NOT(ISBLANK([.C7]));ISBLANK([.E7])))" style:apply-style-name="cf9" style:base-cell-address="Data_Sheet.E7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7]));ISBLANK([.D7])))" style:apply-style-name="cf9" style:base-cell-address="Data_Sheet.D7"/>
      <style:map style:condition="of:is-true-formula(AND(NOT(ISBLANK([.$C7]));ISBLANK([.D7])))" style:apply-style-name="cf9" style:base-cell-address="Data_Sheet.D7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8]));ISBLANK([.D8])))" style:apply-style-name="cf9" style:base-cell-address="Data_Sheet.D8"/>
      <style:map style:condition="of:is-true-formula(AND(NOT(ISBLANK([.$C8]));ISBLANK([.D8])))" style:apply-style-name="cf9" style:base-cell-address="Data_Sheet.D8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8]));ISBLANK([.D8])))" style:apply-style-name="cf9" style:base-cell-address="Data_Sheet.D8"/>
      <style:map style:condition="of:is-true-formula(AND(NOT(ISBLANK([.$C9]));ISBLANK([.D9])))" style:apply-style-name="cf9" style:base-cell-address="Data_Sheet.D9"/>
      <style:map style:condition="of:is-true-formula(AND(NOT(ISBLANK([.$C9]));ISBLANK([.D9])))" style:apply-style-name="cf9" style:base-cell-address="Data_Sheet.D9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4]));ISBLANK([.E4])))" style:apply-style-name="cf9" style:base-cell-address="Data_Sheet.E4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8]));ISBLANK([.E8])))" style:apply-style-name="cf9" style:base-cell-address="Data_Sheet.E8"/>
      <style:map style:condition="of:is-true-formula(AND(NOT(ISBLANK([.C8]));ISBLANK([.E8])))" style:apply-style-name="cf9" style:base-cell-address="Data_Sheet.E8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4]));ISBLANK([.D4])))" style:apply-style-name="cf9" style:base-cell-address="Data_Sheet.D4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5]));ISBLANK([.D5])))" style:apply-style-name="cf9" style:base-cell-address="Data_Sheet.D5"/>
      <style:map style:condition="of:is-true-formula(AND(NOT(ISBLANK([.$C5]));ISBLANK([.D5])))" style:apply-style-name="cf9" style:base-cell-address="Data_Sheet.D5"/>
      <style:map style:condition="of:is-true-formula(AND(NOT(ISBLANK([.$C5]));ISBLANK([.D5])))" style:apply-style-name="cf9" style:base-cell-address="Data_Sheet.D5"/>
      <style:map style:condition="of:is-true-formula(AND(NOT(ISBLANK([.$C5]));ISBLANK([.D5])))" style:apply-style-name="cf9" style:base-cell-address="Data_Sheet.D5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5]));ISBLANK([.E5])))" style:apply-style-name="cf9" style:base-cell-address="Data_Sheet.E5"/>
      <style:map style:condition="of:is-true-formula(AND(NOT(ISBLANK([.C5]));ISBLANK([.E5])))" style:apply-style-name="cf9" style:base-cell-address="Data_Sheet.E5"/>
      <style:map style:condition="of:is-true-formula(AND(NOT(ISBLANK([.C5]));ISBLANK([.E5])))" style:apply-style-name="cf9" style:base-cell-address="Data_Sheet.E5"/>
      <style:map style:condition="of:is-true-formula(AND(NOT(ISBLANK([.C5]));ISBLANK([.E5])))" style:apply-style-name="cf9" style:base-cell-address="Data_Sheet.E5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6]));ISBLANK([.E6])))" style:apply-style-name="cf9" style:base-cell-address="Data_Sheet.E6"/>
      <style:map style:condition="of:is-true-formula(AND(NOT(ISBLANK([.C6]));ISBLANK([.E6])))" style:apply-style-name="cf9" style:base-cell-address="Data_Sheet.E6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6]));ISBLANK([.D6])))" style:apply-style-name="cf9" style:base-cell-address="Data_Sheet.D6"/>
      <style:map style:condition="of:is-true-formula(AND(NOT(ISBLANK([.$C6]));ISBLANK([.D6])))" style:apply-style-name="cf9" style:base-cell-address="Data_Sheet.D6"/>
    </style:style>
    <style:style style:name="ce3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</style:style>
    <style:style style:name="ce3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4]));ISBLANK([.F4])))" style:apply-style-name="cf9" style:base-cell-address="Data_Sheet.F4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G4])))" style:apply-style-name="cf9" style:base-cell-address="Data_Sheet.G4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</style:style>
    <style:style style:name="ce3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</style:style>
    <style:style style:name="ce4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I4])))" style:apply-style-name="cf9" style:base-cell-address="Data_Sheet.I4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</style:style>
    <style:style style:name="ce43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</style:style>
    <style:style style:name="ce4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K4])))" style:apply-style-name="cf9" style:base-cell-address="Data_Sheet.K4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</style:style>
    <style:style style:name="ce4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</style:style>
    <style:style style:name="ce4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9" style:base-cell-address="Data_Sheet.M4"/>
    </style:style>
    <style:style style:name="ce5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</style:style>
    <style:style style:name="ce5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9" style:base-cell-address="Data_Sheet.N4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</style:style>
    <style:style style:name="ce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O4])))" style:apply-style-name="cf9" style:base-cell-address="Data_Sheet.O4"/>
    </style:style>
    <style:style style:name="ce5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9]));ISBLANK([.P9])))" style:apply-style-name="cf9" style:base-cell-address="Data_Sheet.P9"/>
    </style:style>
    <style:style style:name="ce5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Q4])))" style:apply-style-name="cf9" style:base-cell-address="Data_Sheet.Q4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9]));ISBLANK([.Q9])))" style:apply-style-name="cf9" style:base-cell-address="Data_Sheet.Q9"/>
    </style:style>
    <style:style style:name="ce5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6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8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9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9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9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0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0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0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0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AA4]));ISBLANK([.AB4])))" style:apply-style-name="cf9" style:base-cell-address="Data_Sheet.AB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0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A4]));ISBLANK([.AB4])))" style:apply-style-name="cf9" style:base-cell-address="Data_Sheet.AB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E4]));ISBLANK([.AD4])))" style:apply-style-name="cf9" style:base-cell-address="Data_Sheet.AD4"/>
      <style:map style:condition="of:is-true-formula(AND(NOT(ISBLANK([.AE4]));ISBLANK([.AD4])))" style:apply-style-name="cf9" style:base-cell-address="Data_Sheet.AD4"/>
    </style:style>
    <style:style style:name="ce107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</style:style>
    <style:style style:name="ce10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</style:style>
    <style:style style:name="ce1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" table:condition="of:cell-content-is-decimal-number() and cell-content-is-between(0,[.F4])" table:base-cell-address="Data_Sheet.G4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000000000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6342" table:default-cell-style-name="ce1"/>
        <table:table-row table:style-name="ro1">
          <table:table-cell office:value-type="string" table:number-columns-spanned="1" table:number-rows-spanned="3" table:style-name="ce21">
            <text:p>Year</text:p>
          </table:table-cell>
          <table:table-cell office:value-type="string" table:number-columns-spanned="1" table:number-rows-spanned="3" table:style-name="ce21">
            <text:p>Month</text:p>
          </table:table-cell>
          <table:table-cell office:value-type="string" table:number-columns-spanned="1" table:number-rows-spanned="3" table:content-validation-name="val2" table:style-name="ce22">
            <text:p>Organisation name</text:p>
          </table:table-cell>
          <table:table-cell office:value-type="string" table:number-columns-spanned="1" table:number-rows-spanned="3" table:content-validation-name="val2" table:style-name="ce22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22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2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23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22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3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2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2">
            <text:p>Grand Total paybill/staffing (payroll and non-payroll) costs</text:p>
          </table:table-cell>
          <table:table-cell table:number-columns-repeated="1634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2">
            <text:p>AO/AA</text:p>
          </table:table-cell>
          <table:covered-table-cell/>
          <table:table-cell office:value-type="string" table:number-columns-spanned="2" table:number-rows-spanned="1" table:style-name="ce22">
            <text:p>EO</text:p>
          </table:table-cell>
          <table:covered-table-cell/>
          <table:table-cell office:value-type="string" table:number-columns-spanned="2" table:number-rows-spanned="1" table:style-name="ce22">
            <text:p>SEO/HEO</text:p>
          </table:table-cell>
          <table:covered-table-cell/>
          <table:table-cell office:value-type="string" table:number-columns-spanned="2" table:number-rows-spanned="1" table:style-name="ce22">
            <text:p>Grade 6/7</text:p>
          </table:table-cell>
          <table:covered-table-cell/>
          <table:table-cell office:value-type="string" table:number-columns-spanned="2" table:number-rows-spanned="1" table:style-name="ce22">
            <text:p>SCS</text:p>
          </table:table-cell>
          <table:covered-table-cell/>
          <table:table-cell office:value-type="string" table:number-columns-spanned="2" table:number-rows-spanned="1" table:style-name="ce22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2" table:style-name="ce22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2">
            <text:p>Agency staff</text:p>
          </table:table-cell>
          <table:covered-table-cell/>
          <table:table-cell office:value-type="string" table:number-columns-spanned="2" table:number-rows-spanned="1" table:style-name="ce23">
            <text:p>Interim managers</text:p>
          </table:table-cell>
          <table:covered-table-cell/>
          <table:table-cell office:value-type="string" table:number-columns-spanned="2" table:number-rows-spanned="1" table:style-name="ce23">
            <text:p>Specialist Contractors</text:p>
          </table:table-cell>
          <table:covered-table-cell/>
          <table:table-cell office:value-type="string" table:number-columns-spanned="2" table:number-rows-spanned="1" table:style-name="ce23">
            <text:p>Consultants/consultancy</text:p>
          </table:table-cell>
          <table:covered-table-cell/>
          <table:table-cell office:value-type="string" table:number-columns-spanned="2" table:number-rows-spanned="1" table:style-name="ce22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2">
            <text:p>Salary</text:p>
          </table:table-cell>
          <table:table-cell office:value-type="string" table:number-columns-spanned="1" table:number-rows-spanned="2" table:style-name="ce22">
            <text:p>Allowances</text:p>
          </table:table-cell>
          <table:table-cell office:value-type="string" table:number-columns-spanned="1" table:number-rows-spanned="2" table:style-name="ce22">
            <text:p>Non-consolidated performance payments</text:p>
          </table:table-cell>
          <table:table-cell office:value-type="string" table:number-columns-spanned="1" table:number-rows-spanned="2" table:style-name="ce22">
            <text:p>Overtime</text:p>
          </table:table-cell>
          <table:table-cell office:value-type="string" table:number-columns-spanned="1" table:number-rows-spanned="2" table:style-name="ce22">
            <text:p>Employer pension contributions</text:p>
          </table:table-cell>
          <table:table-cell office:value-type="string" table:number-columns-spanned="1" table:number-rows-spanned="2" table:style-name="ce22">
            <text:p>Employer national insurance contributions</text:p>
          </table:table-cell>
          <table:table-cell office:value-type="string" table:number-columns-spanned="1" table:number-rows-spanned="2" table:style-name="ce22">
            <text:p>Total paybill for payroll staff</text:p>
          </table:table-cell>
          <table:table-cell office:value-type="string" table:number-columns-spanned="1" table:number-rows-spanned="2" table:style-name="ce22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2">
            <text:p>Total monthly cost of consultants/</text:p>
            <text:p>consultancy</text:p>
          </table:table-cell>
          <table:table-cell office:value-type="string" table:number-columns-spanned="1" table:number-rows-spanned="2" table:style-name="ce22">
            <text:p>Total non-payroll (CCL) staff costs</text:p>
          </table:table-cell>
          <table:covered-table-cell/>
          <table:table-cell table:number-columns-repeated="1634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2"/>
        </table:table-row>
        <table:table-row table:style-name="ro1">
          <table:table-cell office:value-type="float" office:value="2022" table:style-name="ce5">
            <text:p>2022</text:p>
          </table:table-cell>
          <table:table-cell office:value-type="string" table:style-name="ce5">
            <text:p>January</text:p>
          </table:table-cell>
          <table:table-cell office:value-type="string" table:style-name="ce6">
            <text:p>Home Office (excl agencies)</text:p>
          </table:table-cell>
          <table:table-cell office:value-type="string" table:style-name="ce30">
            <text:p>Ministerial Department</text:p>
          </table:table-cell>
          <table:table-cell office:value-type="string" table:style-name="ce28">
            <text:p>Home Office</text:p>
          </table:table-cell>
          <table:table-cell office:value-type="float" office:value="7430" table:content-validation-name="val4" table:style-name="ce36">
            <text:p>7430</text:p>
          </table:table-cell>
          <table:table-cell office:value-type="float" office:value="6609.285000000019" table:content-validation-name="val3" table:style-name="ce37">
            <text:p>6609.29</text:p>
          </table:table-cell>
          <table:table-cell office:value-type="float" office:value="14584" table:content-validation-name="val4" table:style-name="ce39">
            <text:p>14584</text:p>
          </table:table-cell>
          <table:table-cell office:value-type="float" office:value="13363.995999999866" table:content-validation-name="val3" table:style-name="ce41">
            <text:p>13364.00</text:p>
          </table:table-cell>
          <table:table-cell office:value-type="float" office:value="9589" table:content-validation-name="val4" table:style-name="ce43">
            <text:p>9589</text:p>
          </table:table-cell>
          <table:table-cell office:value-type="float" office:value="9295.0959999999832" table:content-validation-name="val3" table:style-name="ce45">
            <text:p>9295.10</text:p>
          </table:table-cell>
          <table:table-cell office:value-type="float" office:value="3828" table:content-validation-name="val4" table:style-name="ce48">
            <text:p>3828</text:p>
          </table:table-cell>
          <table:table-cell office:value-type="float" office:value="3744.6360000000018" table:content-validation-name="val3" table:style-name="ce50">
            <text:p>3744.64</text:p>
          </table:table-cell>
          <table:table-cell office:value-type="float" office:value="305" table:content-validation-name="val4" table:style-name="ce52">
            <text:p>305</text:p>
          </table:table-cell>
          <table:table-cell office:value-type="float" office:value="299.67100000000005" table:content-validation-name="val3" table:style-name="ce54">
            <text:p>299.67</text:p>
          </table:table-cell>
          <table:table-cell office:value-type="float" office:value="228" table:content-validation-name="val4" table:style-name="ce56">
            <text:p>228</text:p>
          </table:table-cell>
          <table:table-cell office:value-type="float" office:value="220.96700000000004" table:content-validation-name="val3" table:style-name="ce57">
            <text:p>220.97</text:p>
          </table:table-cell>
          <table:table-cell office:value-type="float" office:value="35964" table:content-validation-name="val2" table:style-name="ce59">
            <text:p>35,964</text:p>
          </table:table-cell>
          <table:table-cell office:value-type="float" office:value="33533.650999999867" table:content-validation-name="val2" table:style-name="ce60">
            <text:p>33,533.65</text:p>
          </table:table-cell>
          <table:table-cell office:value-type="float" office:value="5260" table:style-name="ce62">
            <text:p>5260</text:p>
          </table:table-cell>
          <table:table-cell office:value-type="float" office:value="5125.0659999999934" table:style-name="ce65">
            <text:p>5125.07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4">
            <text:p>0.0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4">
            <text:p>0.0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103">
            <text:p>0</text:p>
          </table:table-cell>
          <table:table-cell office:value-type="float" office:value="5260" table:style-name="ce104">
            <text:p>5,260</text:p>
          </table:table-cell>
          <table:table-cell office:value-type="float" office:value="5125.0659999999934" table:style-name="ce105">
            <text:p>5,125.07</text:p>
          </table:table-cell>
          <table:table-cell office:value-type="float" office:value="41224" table:content-validation-name="val2" table:style-name="ce106">
            <text:p>41,224</text:p>
          </table:table-cell>
          <table:table-cell office:value-type="float" office:value="38658.716999999859" table:content-validation-name="val2" table:style-name="ce107">
            <text:p>38,658.72</text:p>
          </table:table-cell>
          <table:table-cell office:value-type="currency" office:value="94413590.609999999" table:content-validation-name="val1" table:style-name="ce15">
            <text:p>£94,413,590.61</text:p>
          </table:table-cell>
          <table:table-cell office:value-type="currency" office:value="9067596.7100000046" table:content-validation-name="val1" table:style-name="ce15">
            <text:p>£9,067,596.71</text:p>
          </table:table-cell>
          <table:table-cell office:value-type="currency" office:value="2836848.16" table:content-validation-name="val1" table:style-name="ce15">
            <text:p>£2,836,848.16</text:p>
          </table:table-cell>
          <table:table-cell office:value-type="currency" office:value="1095859.04" table:content-validation-name="val1" table:style-name="ce15">
            <text:p>£1,095,859.04</text:p>
          </table:table-cell>
          <table:table-cell office:value-type="currency" office:value="26874685.069999993" table:content-validation-name="val1" table:style-name="ce15">
            <text:p>£26,874,685.07</text:p>
          </table:table-cell>
          <table:table-cell office:value-type="currency" office:value="10616228.68" table:content-validation-name="val1" table:style-name="ce15">
            <text:p>£10,616,228.68</text:p>
          </table:table-cell>
          <table:table-cell office:value-type="currency" office:value="144904808.27000001" table:style-name="ce16">
            <text:p>£144,904,808.27</text:p>
          </table:table-cell>
          <table:table-cell office:value-type="currency" office:value="9560824.0500000007" table:content-validation-name="val1" table:style-name="ce17">
            <text:p>£9,560,824.05</text:p>
          </table:table-cell>
          <table:table-cell office:value-type="currency" office:value="38746621.670000002" table:content-validation-name="val1" table:style-name="ce17">
            <text:p>£38,746,621.67</text:p>
          </table:table-cell>
          <table:table-cell office:value-type="currency" office:value="48307445.719999999" table:style-name="ce16">
            <text:p>£48,307,445.72</text:p>
          </table:table-cell>
          <table:table-cell office:value-type="currency" office:value="193212253.99000001" table:style-name="ce18">
            <text:p>£193,212,253.99</text:p>
          </table:table-cell>
          <table:table-cell table:number-columns-repeated="16342"/>
        </table:table-row>
        <table:table-row table:style-name="ro4">
          <table:table-cell office:value-type="float" office:value="2022" table:style-name="ce5">
            <text:p>2022</text:p>
          </table:table-cell>
          <table:table-cell office:value-type="string" table:style-name="ce5">
            <text:p>January</text:p>
          </table:table-cell>
          <table:table-cell office:value-type="string" table:style-name="ce6">
            <text:p>Disclosure and Barring Service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2">
            <text:p>Home Office</text:p>
          </table:table-cell>
          <table:table-cell office:value-type="float" office:value="335" table:content-validation-name="val4" table:style-name="ce36">
            <text:p>335</text:p>
          </table:table-cell>
          <table:table-cell office:value-type="float" office:value="270.79945945829962" table:content-validation-name="val3" table:style-name="ce37">
            <text:p>270.80</text:p>
          </table:table-cell>
          <table:table-cell office:value-type="float" office:value="307" table:content-validation-name="val4" table:style-name="ce39">
            <text:p>307</text:p>
          </table:table-cell>
          <table:table-cell office:value-type="float" office:value="274.91799999999995" table:content-validation-name="val3" table:style-name="ce41">
            <text:p>274.92</text:p>
          </table:table-cell>
          <table:table-cell office:value-type="float" office:value="376" table:content-validation-name="val4" table:style-name="ce43">
            <text:p>376</text:p>
          </table:table-cell>
          <table:table-cell office:value-type="float" office:value="361.78432432419999" table:content-validation-name="val3" table:style-name="ce45">
            <text:p>361.78</text:p>
          </table:table-cell>
          <table:table-cell office:value-type="float" office:value="87" table:content-validation-name="val4" table:style-name="ce48">
            <text:p>87</text:p>
          </table:table-cell>
          <table:table-cell office:value-type="float" office:value="84.740540540500007" table:content-validation-name="val3" table:style-name="ce50">
            <text:p>84.74</text:p>
          </table:table-cell>
          <table:table-cell office:value-type="float" office:value="12" table:content-validation-name="val4" table:style-name="ce52">
            <text:p>12</text:p>
          </table:table-cell>
          <table:table-cell office:value-type="float" office:value="12" table:content-validation-name="val3" table:style-name="ce54">
            <text:p>12.00</text:p>
          </table:table-cell>
          <table:table-cell office:value-type="float" office:value="6" table:content-validation-name="val4" table:style-name="ce56">
            <text:p>6</text:p>
          </table:table-cell>
          <table:table-cell office:value-type="float" office:value="5.4" table:content-validation-name="val3" table:style-name="ce57">
            <text:p>5.40</text:p>
          </table:table-cell>
          <table:table-cell office:value-type="float" office:value="1123" table:content-validation-name="val2" table:style-name="ce59">
            <text:p>1,123</text:p>
          </table:table-cell>
          <table:table-cell office:value-type="float" office:value="1009.6423243229996" table:content-validation-name="val2" table:style-name="ce60">
            <text:p>1,009.64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64">
            <text:p>0.00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82">
            <text:p>0.00</text:p>
          </table:table-cell>
          <table:table-cell office:value-type="float" office:value="11" table:style-name="ce91">
            <text:p>11</text:p>
          </table:table-cell>
          <table:table-cell office:value-type="float" office:value="11" table:style-name="ce93">
            <text:p>11.00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108">
            <text:p>0</text:p>
          </table:table-cell>
          <table:table-cell office:value-type="float" office:value="11" table:style-name="ce104">
            <text:p>11</text:p>
          </table:table-cell>
          <table:table-cell office:value-type="float" office:value="11" table:style-name="ce105">
            <text:p>11.00</text:p>
          </table:table-cell>
          <table:table-cell office:value-type="float" office:value="1134" table:content-validation-name="val2" table:style-name="ce106">
            <text:p>1,134</text:p>
          </table:table-cell>
          <table:table-cell office:value-type="float" office:value="1020.6423243229996" table:content-validation-name="val2" table:style-name="ce107">
            <text:p>1,020.64</text:p>
          </table:table-cell>
          <table:table-cell office:value-type="currency" office:value="2577215.12" table:content-validation-name="val1" table:style-name="ce15">
            <text:p>£2,577,215.12</text:p>
          </table:table-cell>
          <table:table-cell office:value-type="currency" office:value="21931.33" table:content-validation-name="val1" table:style-name="ce15">
            <text:p>£21,931.33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130448.23000000001" table:content-validation-name="val1" table:style-name="ce15">
            <text:p>£130,448.23</text:p>
          </table:table-cell>
          <table:table-cell office:value-type="currency" office:value="692262.81" table:style-name="ce15">
            <text:p>£692,262.81</text:p>
          </table:table-cell>
          <table:table-cell office:value-type="currency" office:value="272925.09000000003" table:content-validation-name="val1" table:style-name="ce15">
            <text:p>£272,925.09</text:p>
          </table:table-cell>
          <table:table-cell office:value-type="currency" office:value="3694782.58" table:style-name="ce16">
            <text:p>£3,694,782.58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253233.03000000003" table:content-validation-name="val1" table:style-name="ce17">
            <text:p>£253,233.03</text:p>
          </table:table-cell>
          <table:table-cell office:value-type="currency" office:value="253233.03000000003" table:style-name="ce16">
            <text:p>£253,233.03</text:p>
          </table:table-cell>
          <table:table-cell office:value-type="currency" office:value="3948015.6100000003" table:style-name="ce18">
            <text:p>£3,948,015.61</text:p>
          </table:table-cell>
          <table:table-cell table:number-columns-repeated="16342"/>
        </table:table-row>
        <table:table-row table:style-name="ro4">
          <table:table-cell office:value-type="float" office:value="2022" table:style-name="ce5">
            <text:p>2022</text:p>
          </table:table-cell>
          <table:table-cell office:value-type="string" table:style-name="ce5">
            <text:p>January</text:p>
          </table:table-cell>
          <table:table-cell office:value-type="string" table:style-name="ce6">
            <text:p>Independent Police Complaints Commission</text:p>
          </table:table-cell>
          <table:table-cell office:value-type="string" table:style-name="ce34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182" table:content-validation-name="val4" table:style-name="ce36">
            <text:p>182</text:p>
          </table:table-cell>
          <table:table-cell office:value-type="float" office:value="175.6" table:content-validation-name="val3" table:style-name="ce37">
            <text:p>175.60</text:p>
          </table:table-cell>
          <table:table-cell office:value-type="float" office:value="460" table:content-validation-name="val4" table:style-name="ce39">
            <text:p>460</text:p>
          </table:table-cell>
          <table:table-cell office:value-type="float" office:value="441.2" table:content-validation-name="val3" table:style-name="ce41">
            <text:p>441.20</text:p>
          </table:table-cell>
          <table:table-cell office:value-type="float" office:value="302" table:content-validation-name="val4" table:style-name="ce43">
            <text:p>302</text:p>
          </table:table-cell>
          <table:table-cell office:value-type="float" office:value="294.60000000000002" table:content-validation-name="val3" table:style-name="ce45">
            <text:p>294.60</text:p>
          </table:table-cell>
          <table:table-cell office:value-type="float" office:value="42" table:content-validation-name="val4" table:style-name="ce48">
            <text:p>42</text:p>
          </table:table-cell>
          <table:table-cell office:value-type="float" office:value="41.6" table:content-validation-name="val3" table:style-name="ce50">
            <text:p>41.60</text:p>
          </table:table-cell>
          <table:table-cell office:value-type="float" office:value="14" table:content-validation-name="val4" table:style-name="ce52">
            <text:p>14</text:p>
          </table:table-cell>
          <table:table-cell office:value-type="float" office:value="13.6" table:content-validation-name="val3" table:style-name="ce54">
            <text:p>13.60</text:p>
          </table:table-cell>
          <table:table-cell office:value-type="float" office:value="1" table:content-validation-name="val4" table:style-name="ce56">
            <text:p>1</text:p>
          </table:table-cell>
          <table:table-cell office:value-type="float" office:value="1" table:content-validation-name="val3" table:style-name="ce57">
            <text:p>1.00</text:p>
          </table:table-cell>
          <table:table-cell office:value-type="float" office:value="1001" table:content-validation-name="val2" table:style-name="ce59">
            <text:p>1,001</text:p>
          </table:table-cell>
          <table:table-cell office:value-type="float" office:value="967.6" table:content-validation-name="val2" table:style-name="ce60">
            <text:p>967.60</text:p>
          </table:table-cell>
          <table:table-cell office:value-type="float" office:value="2" table:style-name="ce63">
            <text:p>2</text:p>
          </table:table-cell>
          <table:table-cell office:value-type="float" office:value="1.6" table:style-name="ce66">
            <text:p>1.60</text:p>
          </table:table-cell>
          <table:table-cell office:value-type="float" office:value="0" table:style-name="ce80">
            <text:p>0</text:p>
          </table:table-cell>
          <table:table-cell office:value-type="float" office:value="0" table:style-name="ce83">
            <text:p>0.00</text:p>
          </table:table-cell>
          <table:table-cell office:value-type="float" office:value="1" table:style-name="ce96">
            <text:p>1</text:p>
          </table:table-cell>
          <table:table-cell office:value-type="float" office:value="1" table:style-name="ce95">
            <text:p>1.0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3" table:style-name="ce104">
            <text:p>3</text:p>
          </table:table-cell>
          <table:table-cell office:value-type="float" office:value="2.6" table:style-name="ce105">
            <text:p>2.60</text:p>
          </table:table-cell>
          <table:table-cell office:value-type="float" office:value="1004" table:content-validation-name="val2" table:style-name="ce106">
            <text:p>1,004</text:p>
          </table:table-cell>
          <table:table-cell office:value-type="float" office:value="970.2" table:content-validation-name="val2" table:style-name="ce107">
            <text:p>970.20</text:p>
          </table:table-cell>
          <table:table-cell office:value-type="currency" office:value="2996227" table:content-validation-name="val1" table:style-name="ce15">
            <text:p>£2,996,227.00</text:p>
          </table:table-cell>
          <table:table-cell office:value-type="currency" office:value="212465" table:content-validation-name="val1" table:style-name="ce15">
            <text:p>£212,465.00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12639" table:content-validation-name="val1" table:style-name="ce15">
            <text:p>£12,639.00</text:p>
          </table:table-cell>
          <table:table-cell office:value-type="currency" office:value="810623" table:content-validation-name="val1" table:style-name="ce15">
            <text:p>£810,623.00</text:p>
          </table:table-cell>
          <table:table-cell office:value-type="currency" office:value="342010" table:content-validation-name="val1" table:style-name="ce15">
            <text:p>£342,010.00</text:p>
          </table:table-cell>
          <table:table-cell office:value-type="currency" office:value="4373964" table:style-name="ce16">
            <text:p>£4,373,964.00</text:p>
          </table:table-cell>
          <table:table-cell office:value-type="currency" office:value="11135" table:content-validation-name="val1" table:style-name="ce17">
            <text:p>£11,135.00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11135" table:style-name="ce16">
            <text:p>£11,135.00</text:p>
          </table:table-cell>
          <table:table-cell office:value-type="currency" office:value="4385099" table:style-name="ce18">
            <text:p>£4,385,099.00</text:p>
          </table:table-cell>
          <table:table-cell table:number-columns-repeated="16342"/>
        </table:table-row>
        <table:table-row table:style-name="ro4">
          <table:table-cell office:value-type="float" office:value="2022" table:style-name="ce5">
            <text:p>2022</text:p>
          </table:table-cell>
          <table:table-cell office:value-type="string" table:style-name="ce5">
            <text:p>January</text:p>
          </table:table-cell>
          <table:table-cell office:value-type="string" table:style-name="ce6">
            <text:p>Office of the Immigration Services Commissioner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8" table:content-validation-name="val4" table:style-name="ce36">
            <text:p>8</text:p>
          </table:table-cell>
          <table:table-cell office:value-type="float" office:value="7.6" table:content-validation-name="val3" table:style-name="ce37">
            <text:p>7.60</text:p>
          </table:table-cell>
          <table:table-cell office:value-type="float" office:value="8" table:content-validation-name="val4" table:style-name="ce39">
            <text:p>8</text:p>
          </table:table-cell>
          <table:table-cell office:value-type="float" office:value="7.8" table:content-validation-name="val3" table:style-name="ce41">
            <text:p>7.80</text:p>
          </table:table-cell>
          <table:table-cell office:value-type="float" office:value="35" table:content-validation-name="val4" table:style-name="ce43">
            <text:p>35</text:p>
          </table:table-cell>
          <table:table-cell office:value-type="float" office:value="35" table:content-validation-name="val3" table:style-name="ce45">
            <text:p>35.00</text:p>
          </table:table-cell>
          <table:table-cell office:value-type="float" office:value="5" table:content-validation-name="val4" table:style-name="ce48">
            <text:p>5</text:p>
          </table:table-cell>
          <table:table-cell office:value-type="float" office:value="5" table:content-validation-name="val3" table:style-name="ce50">
            <text:p>5.00</text:p>
          </table:table-cell>
          <table:table-cell office:value-type="float" office:value="1" table:content-validation-name="val4" table:style-name="ce52">
            <text:p>1</text:p>
          </table:table-cell>
          <table:table-cell office:value-type="float" office:value="0.8" table:content-validation-name="val3" table:style-name="ce54">
            <text:p>0.80</text:p>
          </table:table-cell>
          <table:table-cell office:value-type="float" office:value="0" table:content-validation-name="val4" table:style-name="ce56">
            <text:p>0</text:p>
          </table:table-cell>
          <table:table-cell office:value-type="float" office:value="0" table:content-validation-name="val3" table:style-name="ce57">
            <text:p>0.00</text:p>
          </table:table-cell>
          <table:table-cell office:value-type="float" office:value="57" table:content-validation-name="val2" table:style-name="ce59">
            <text:p>57</text:p>
          </table:table-cell>
          <table:table-cell office:value-type="float" office:value="56.199999999999996" table:content-validation-name="val2" table:style-name="ce60">
            <text:p>56.2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78">
            <text:p>0.00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100">
            <text:p>0.0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105">
            <text:p>0.00</text:p>
          </table:table-cell>
          <table:table-cell office:value-type="float" office:value="57" table:content-validation-name="val2" table:style-name="ce106">
            <text:p>57</text:p>
          </table:table-cell>
          <table:table-cell office:value-type="float" office:value="56.199999999999996" table:content-validation-name="val2" table:style-name="ce107">
            <text:p>56.20</text:p>
          </table:table-cell>
          <table:table-cell office:value-type="currency" office:value="180268.66" table:content-validation-name="val1" table:style-name="ce15">
            <text:p>£180,268.66</text:p>
          </table:table-cell>
          <table:table-cell office:value-type="currency" office:value="333.33" table:content-validation-name="val1" table:style-name="ce15">
            <text:p>£333.33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47417.09" table:content-validation-name="val1" table:style-name="ce15">
            <text:p>£47,417.09</text:p>
          </table:table-cell>
          <table:table-cell office:value-type="currency" office:value="19169.169999999998" table:content-validation-name="val1" table:style-name="ce15">
            <text:p>£19,169.17</text:p>
          </table:table-cell>
          <table:table-cell office:value-type="currency" office:value="247188.25" table:style-name="ce16">
            <text:p>£247,188.25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0" table:style-name="ce16">
            <text:p>£0.00</text:p>
          </table:table-cell>
          <table:table-cell office:value-type="currency" office:value="247188.25" table:style-name="ce18">
            <text:p>£247,188.25</text:p>
          </table:table-cell>
          <table:table-cell table:number-columns-repeated="16342"/>
        </table:table-row>
        <table:table-row table:style-name="ro4">
          <table:table-cell office:value-type="float" office:value="2022" table:style-name="ce5">
            <text:p>2022</text:p>
          </table:table-cell>
          <table:table-cell office:value-type="string" table:style-name="ce5">
            <text:p>January</text:p>
          </table:table-cell>
          <table:table-cell office:value-type="string" table:style-name="ce6">
            <text:p>Security Industry Authority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80" table:content-validation-name="val4" table:style-name="ce36">
            <text:p>80</text:p>
          </table:table-cell>
          <table:table-cell office:value-type="float" office:value="73.790000000000006" table:content-validation-name="val3" table:style-name="ce37">
            <text:p>73.79</text:p>
          </table:table-cell>
          <table:table-cell office:value-type="float" office:value="92" table:content-validation-name="val4" table:style-name="ce39">
            <text:p>92</text:p>
          </table:table-cell>
          <table:table-cell office:value-type="float" office:value="90.9" table:content-validation-name="val3" table:style-name="ce41">
            <text:p>90.90</text:p>
          </table:table-cell>
          <table:table-cell office:value-type="float" office:value="81" table:content-validation-name="val4" table:style-name="ce43">
            <text:p>81</text:p>
          </table:table-cell>
          <table:table-cell office:value-type="float" office:value="80.83" table:content-validation-name="val3" table:style-name="ce45">
            <text:p>80.83</text:p>
          </table:table-cell>
          <table:table-cell office:value-type="float" office:value="17" table:content-validation-name="val4" table:style-name="ce48">
            <text:p>17</text:p>
          </table:table-cell>
          <table:table-cell office:value-type="float" office:value="16.600000000000001" table:content-validation-name="val3" table:style-name="ce50">
            <text:p>16.60</text:p>
          </table:table-cell>
          <table:table-cell office:value-type="float" office:value="4" table:content-validation-name="val4" table:style-name="ce52">
            <text:p>4</text:p>
          </table:table-cell>
          <table:table-cell office:value-type="float" office:value="3" table:content-validation-name="val3" table:style-name="ce54">
            <text:p>3.00</text:p>
          </table:table-cell>
          <table:table-cell office:value-type="float" office:value="5" table:content-validation-name="val4" table:style-name="ce56">
            <text:p>5</text:p>
          </table:table-cell>
          <table:table-cell office:value-type="float" office:value="0.88" table:content-validation-name="val3" table:style-name="ce57">
            <text:p>0.88</text:p>
          </table:table-cell>
          <table:table-cell office:value-type="float" office:value="279" table:content-validation-name="val2" table:style-name="ce59">
            <text:p>279</text:p>
          </table:table-cell>
          <table:table-cell office:value-type="float" office:value="266" table:content-validation-name="val2" table:style-name="ce60">
            <text:p>266.0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6">
            <text:p>0.00</text:p>
          </table:table-cell>
          <table:table-cell office:value-type="float" office:value="0" table:style-name="ce97">
            <text:p>0</text:p>
          </table:table-cell>
          <table:table-cell office:value-type="float" office:value="0" table:style-name="ce99">
            <text:p>0.00</text:p>
          </table:table-cell>
          <table:table-cell office:value-type="float" office:value="3" table:style-name="ce86">
            <text:p>3</text:p>
          </table:table-cell>
          <table:table-cell office:value-type="float" office:value="2.4" table:style-name="ce111">
            <text:p>2.4</text:p>
          </table:table-cell>
          <table:table-cell office:value-type="float" office:value="3" table:style-name="ce104">
            <text:p>3</text:p>
          </table:table-cell>
          <table:table-cell office:value-type="float" office:value="2.4" table:style-name="ce105">
            <text:p>2.40</text:p>
          </table:table-cell>
          <table:table-cell office:value-type="float" office:value="282" table:content-validation-name="val2" table:style-name="ce106">
            <text:p>282</text:p>
          </table:table-cell>
          <table:table-cell office:value-type="float" office:value="268.39999999999998" table:content-validation-name="val2" table:style-name="ce107">
            <text:p>268.40</text:p>
          </table:table-cell>
          <table:table-cell office:value-type="currency" office:value="802216.15" table:content-validation-name="val1" table:style-name="ce15">
            <text:p>£802,216.15</text:p>
          </table:table-cell>
          <table:table-cell office:value-type="currency" office:value="20570.669999999998" table:content-validation-name="val1" table:style-name="ce15">
            <text:p>£20,570.67</text:p>
          </table:table-cell>
          <table:table-cell office:value-type="currency" office:value="11000" table:content-validation-name="val1" table:style-name="ce15">
            <text:p>£11,000.00</text:p>
          </table:table-cell>
          <table:table-cell office:value-type="currency" office:value="12949.78" table:content-validation-name="val1" table:style-name="ce15">
            <text:p>£12,949.78</text:p>
          </table:table-cell>
          <table:table-cell office:value-type="currency" office:value="195335.7" table:content-validation-name="val1" table:style-name="ce15">
            <text:p>£195,335.70</text:p>
          </table:table-cell>
          <table:table-cell office:value-type="currency" office:value="88680.15" table:content-validation-name="val1" table:style-name="ce15">
            <text:p>£88,680.15</text:p>
          </table:table-cell>
          <table:table-cell office:value-type="currency" office:value="1130752.45" table:style-name="ce16">
            <text:p>£1,130,752.45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39881" table:content-validation-name="val1" table:style-name="ce17">
            <text:p>£39,881.00</text:p>
          </table:table-cell>
          <table:table-cell office:value-type="currency" office:value="39881" table:style-name="ce16">
            <text:p>£39,881.00</text:p>
          </table:table-cell>
          <table:table-cell office:value-type="currency" office:value="1170633.45" table:style-name="ce18">
            <text:p>£1,170,633.45</text:p>
          </table:table-cell>
          <table:table-cell table:number-columns-repeated="16342"/>
        </table:table-row>
        <table:table-row table:style-name="ro4">
          <table:table-cell office:value-type="float" office:value="2022" table:style-name="ce5">
            <text:p>2022</text:p>
          </table:table-cell>
          <table:table-cell office:value-type="string" table:style-name="ce5">
            <text:p>January</text:p>
          </table:table-cell>
          <table:table-cell office:value-type="string" table:style-name="ce6">
            <text:p>Gangmasters &amp; Labour Abuse Authority</text:p>
          </table:table-cell>
          <table:table-cell office:value-type="string" table:style-name="ce27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9" table:content-validation-name="val4" table:style-name="ce35">
            <text:p>9</text:p>
          </table:table-cell>
          <table:table-cell office:value-type="float" office:value="9" table:content-validation-name="val3" table:style-name="ce38">
            <text:p>9.00</text:p>
          </table:table-cell>
          <table:table-cell office:value-type="float" office:value="9" table:content-validation-name="val4" table:style-name="ce40">
            <text:p>9</text:p>
          </table:table-cell>
          <table:table-cell office:value-type="float" office:value="7.8" table:content-validation-name="val3" table:style-name="ce42">
            <text:p>7.80</text:p>
          </table:table-cell>
          <table:table-cell office:value-type="float" office:value="93" table:content-validation-name="val4" table:style-name="ce44">
            <text:p>93</text:p>
          </table:table-cell>
          <table:table-cell office:value-type="float" office:value="91.58" table:content-validation-name="val3" table:style-name="ce46">
            <text:p>91.58</text:p>
          </table:table-cell>
          <table:table-cell office:value-type="float" office:value="9" table:content-validation-name="val4" table:style-name="ce47">
            <text:p>9</text:p>
          </table:table-cell>
          <table:table-cell office:value-type="float" office:value="8.8000000000000007" table:content-validation-name="val3" table:style-name="ce49">
            <text:p>8.80</text:p>
          </table:table-cell>
          <table:table-cell office:value-type="float" office:value="2" table:content-validation-name="val4" table:style-name="ce51">
            <text:p>2</text:p>
          </table:table-cell>
          <table:table-cell office:value-type="float" office:value="2" table:content-validation-name="val3" table:style-name="ce53">
            <text:p>2.00</text:p>
          </table:table-cell>
          <table:table-cell office:value-type="float" office:value="0" table:content-validation-name="val4" table:style-name="ce55">
            <text:p>0</text:p>
          </table:table-cell>
          <table:table-cell office:value-type="float" office:value="0" table:content-validation-name="val3" table:style-name="ce58">
            <text:p>0.00</text:p>
          </table:table-cell>
          <table:table-cell office:value-type="float" office:value="122" table:content-validation-name="val2" table:style-name="ce59">
            <text:p>122</text:p>
          </table:table-cell>
          <table:table-cell office:value-type="float" office:value="119.17999999999999" table:content-validation-name="val2" table:style-name="ce60">
            <text:p>119.18</text:p>
          </table:table-cell>
          <table:table-cell office:value-type="float" office:value="0" table:style-name="ce68">
            <text:p>0</text:p>
          </table:table-cell>
          <table:table-cell office:value-type="float" office:value="0" table:style-name="ce72">
            <text:p>0.0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7">
            <text:p>0.00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101">
            <text:p>0.0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105">
            <text:p>0.00</text:p>
          </table:table-cell>
          <table:table-cell office:value-type="float" office:value="122" table:content-validation-name="val2" table:style-name="ce106">
            <text:p>122</text:p>
          </table:table-cell>
          <table:table-cell office:value-type="float" office:value="119.17999999999999" table:content-validation-name="val2" table:style-name="ce107">
            <text:p>119.18</text:p>
          </table:table-cell>
          <table:table-cell office:value-type="currency" office:value="328055.8" table:content-validation-name="val1" table:style-name="ce15">
            <text:p>£328,055.80</text:p>
          </table:table-cell>
          <table:table-cell office:value-type="currency" office:value="8029" table:content-validation-name="val1" table:style-name="ce15">
            <text:p>£8,029.00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83183.760000000053" table:content-validation-name="val1" table:style-name="ce15">
            <text:p>£83,183.76</text:p>
          </table:table-cell>
          <table:table-cell office:value-type="currency" office:value="35101.680000000015" table:content-validation-name="val1" table:style-name="ce15">
            <text:p>£35,101.68</text:p>
          </table:table-cell>
          <table:table-cell office:value-type="currency" office:value="454370.24000000005" table:style-name="ce16">
            <text:p>£454,370.24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0" table:style-name="ce16">
            <text:p>£0.00</text:p>
          </table:table-cell>
          <table:table-cell office:value-type="currency" office:value="454370.24000000005" table:style-name="ce18">
            <text:p>£454,370.24</text:p>
          </table:table-cell>
          <table:table-cell table:number-columns-repeated="16342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5" table:style-name="ce1"/>
          <table:table-cell table:style-name="ce19"/>
          <table:table-cell table:number-columns-repeated="3" table:style-name="ce1"/>
          <table:table-cell table:style-name="ce20"/>
          <table:table-cell table:number-columns-repeated="16344" table:style-name="ce1"/>
        </table:table-row>
        <table:table-row table:number-rows-repeated="104856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13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Tony Millet</meta:initial-creator>
    <dc:creator>Mathew John Raji</dc:creator>
    <meta:creation-date>2012-07-18T14:50:11Z</meta:creation-date>
    <dc:date>2022-02-21T14:00:18Z</dc:date>
  </office:meta>
</office:document-meta>
</file>